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921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29cm" fo:min-width="4.83cm" loext:decorative="false"/>
      <style:paragraph-properties style:writing-mode="lr-tb"/>
    </style:style>
    <style:style style:name="gr3" style:family="graphic" style:parent-style-name="standard">
      <style:graphic-properties draw:fill-color="#dedce6" draw:textarea-horizontal-align="justify" draw:textarea-vertical-align="middle" draw:auto-grow-height="false" fo:min-height="1.329cm" fo:min-width="4.83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49cm" fo:min-width="5.5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cm" fo:min-width="5.75cm" loext:decorative="false"/>
      <style:paragraph-properties style:writing-mode="lr-tb"/>
    </style:style>
    <style:style style:name="gr6" style:family="graphic" style:parent-style-name="standard">
      <style:graphic-properties draw:fill-color="#dedce6" draw:textarea-horizontal-align="justify" draw:textarea-vertical-align="middle" draw:auto-grow-height="false" fo:min-height="2.5cm" fo:min-width="5.5cm" loext:decorative="false"/>
      <style:paragraph-properties style:writing-mode="lr-tb"/>
    </style:style>
    <style:style style:name="gr7" style:family="graphic" style:parent-style-name="standard">
      <style:graphic-properties draw:fill-color="#dedce6" draw:textarea-horizontal-align="justify" draw:textarea-vertical-align="middle" draw:auto-grow-height="false" fo:min-height="2.5cm" fo:min-width="5.75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75cm" fo:min-width="7cm" loext:decorative="false"/>
      <style:paragraph-properties style:writing-mode="lr-tb"/>
    </style:style>
    <style:style style:name="gr9" style:family="graphic" style:parent-style-name="standard">
      <style:graphic-properties draw:fill-color="#dedce6" draw:textarea-horizontal-align="justify" draw:textarea-vertical-align="middle" draw:auto-grow-height="false" fo:min-height="2cm" fo:min-width="5.75cm" loext:decorative="false"/>
      <style:paragraph-properties style:writing-mode="lr-tb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1.75cm" fo:min-width="3.876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249cm" fo:min-width="3.75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95cm" fo:min-width="4.25cm" loext:decorative="false"/>
      <style:paragraph-properties style:writing-mode="lr-tb"/>
    </style:style>
    <style:style style:name="gr13" style:family="graphic" style:parent-style-name="objectwithoutfill">
      <style:graphic-properties draw:marker-end="線の終点_20_3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線の終点_20_4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線の終点_20_8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線の終点_20_10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線の終点_20_11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線の終点_20_12" draw:marker-end-width="0.3cm" draw:fill="none" draw:textarea-vertical-align="middle" loext:decorative="false"/>
    </style:style>
    <style:style style:name="gr19" style:family="graphic" style:parent-style-name="standard" style:list-style-name="L1">
      <style:graphic-properties draw:fill-color="#dedce6" draw:textarea-horizontal-align="justify" draw:textarea-vertical-align="middle" draw:auto-grow-height="false" fo:min-height="1.876cm" fo:min-width="3.876cm" loext:decorative="false"/>
      <style:paragraph-properties style:writing-mode="lr-tb"/>
    </style:style>
    <style:style style:name="gr20" style:family="graphic" style:parent-style-name="standard">
      <style:graphic-properties draw:fill-color="#dedce6" draw:textarea-horizontal-align="justify" draw:textarea-vertical-align="middle" draw:auto-grow-height="false" fo:min-height="1.75cm" fo:min-width="5.5cm" loext:decorative="false"/>
      <style:paragraph-properties style:writing-mode="lr-tb"/>
    </style:style>
    <style:style style:name="gr21" style:family="graphic" style:parent-style-name="standard">
      <style:graphic-properties draw:fill-color="#dedce6" draw:textarea-horizontal-align="justify" draw:textarea-vertical-align="middle" draw:auto-grow-height="false" fo:min-height="3cm" fo:min-width="7cm" loext:decorative="false"/>
      <style:paragraph-properties style:writing-mode="lr-tb"/>
    </style:style>
    <style:style style:name="gr22" style:family="graphic" style:parent-style-name="standard" style:list-style-name="L1">
      <style:graphic-properties draw:fill-color="#dedce6" draw:textarea-horizontal-align="justify" draw:textarea-vertical-align="middle" draw:auto-grow-height="false" fo:min-height="1cm" fo:min-width="3.876cm" loext:decorative="false"/>
      <style:paragraph-properties style:writing-mode="lr-tb"/>
    </style:style>
    <style:style style:name="gr23" style:family="graphic" style:parent-style-name="objectwithoutfill">
      <style:graphic-properties draw:marker-end="線の終点_20_13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線の終点_20_14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線の終点_20_16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線の終点_20_17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線の終点_20_18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線の終点_20_19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線の終点_20_20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線の終点_20_21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線の終点_20_22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線の終点_20_23" draw:marker-end-width="0.3cm" draw:fill="none" draw:textarea-vertical-align="middle" loext:decorative="false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1.75cm" fo:min-width="3.876cm" loext:decorative="false"/>
      <style:paragraph-properties style:writing-mode="lr-tb"/>
    </style:style>
    <style:style style:name="gr34" style:family="graphic" style:parent-style-name="objectwithoutfill">
      <style:graphic-properties draw:marker-end="線の終点_20_24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線の終点_20_26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線の終点_20_28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線の終点_20_29" draw:marker-end-width="0.3cm" draw:fill="none" draw:textarea-vertical-align="middle" loext:decorative="false"/>
    </style:style>
    <style:style style:name="gr38" style:family="graphic" style:parent-style-name="standard" style:list-style-name="L1">
      <style:graphic-properties draw:fill-color="#dedce6" draw:textarea-horizontal-align="justify" draw:textarea-vertical-align="middle" draw:auto-grow-height="false" fo:min-height="3.237cm" fo:min-width="5.5cm" loext:decorative="false"/>
      <style:paragraph-properties style:writing-mode="lr-tb"/>
    </style:style>
    <style:style style:name="gr39" style:family="graphic" style:parent-style-name="objectwithoutfill">
      <style:graphic-properties draw:marker-end="線の終点_20_30" draw:marker-end-width="0.3cm" draw:fill="none" draw:textarea-vertical-align="middle" loext:decorative="false"/>
    </style:style>
    <style:style style:name="gr40" style:family="graphic" style:parent-style-name="objectwithoutfill">
      <style:graphic-properties draw:marker-end="線の終点_20_31" draw:marker-end-width="0.3cm" draw:fill="none" draw:textarea-vertical-align="middle" loext:decorative="false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-color="#dedce6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dedce6"/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0.502cm" svg:height="1.171cm" svg:x="11.34cm" svg:y="5.494cm">
          <draw:text-box>
            <text:p/>
          </draw:text-box>
        </draw:frame>
        <draw:custom-shape draw:style-name="gr2" draw:text-style-name="P2" xml:id="id1" draw:id="id1" draw:layer="layout" svg:width="5.5cm" svg:height="1.749cm" svg:x="3.75cm" svg:y="2.251cm">
          <text:p text:style-name="P2">メインMPU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3" draw:text-style-name="P3" xml:id="id10" draw:id="id10" draw:layer="layout" svg:width="5.5cm" svg:height="1.749cm" svg:x="20cm" svg:y="2.251cm">
          <text:p text:style-name="P2">セキュリティチップ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4" draw:text-style-name="P2" xml:id="id2" draw:id="id2" draw:layer="layout" svg:width="6cm" svg:height="0.999cm" svg:x="3.75cm" svg:y="5.501cm">
          <text:p text:style-name="P2">ブート回数の加算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3" draw:id="id3" draw:layer="layout" svg:width="6.25cm" svg:height="2.25cm" svg:x="3.75cm" svg:y="7.75cm">
          <text:p text:style-name="P2">ブート回数の暗号化　と　送信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xml:id="id15" draw:id="id15" draw:layer="layout" svg:width="6cm" svg:height="2.75cm" svg:x="20.25cm" svg:y="22.5cm">
          <text:p text:style-name="P2">MPUから受信した暗号化されたブート回数を復号化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3" xml:id="id4" draw:id="id4" draw:layer="layout" svg:width="6.25cm" svg:height="2.75cm" svg:x="20.25cm" svg:y="26.5cm">
          <text:p text:style-name="P2">ブート回数を使ってキーテーブルからキーコードを取得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xml:id="id6" draw:id="id6" draw:layer="layout" svg:width="7.5cm" svg:height="3cm" svg:x="3cm" svg:y="22.05cm">
          <text:p text:style-name="P2">セキュリティチップから送られてきたキーコードを復号化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3" xml:id="id5" draw:id="id5" draw:layer="layout" svg:width="6.25cm" svg:height="2.25cm" svg:x="20.25cm" svg:y="31cm">
          <text:p text:style-name="P2">キーコードを暗号化してMPUに送信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4" xml:id="id7" draw:id="id7" draw:layer="layout" svg:width="8.75cm" svg:height="3.999cm" svg:x="3cm" svg:y="27.301cm">
          <text:p text:style-name="P4">キーテーブルとキーコードが一致するか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11" draw:text-style-name="P2" xml:id="id8" draw:id="id8" draw:layer="layout" svg:width="4.25cm" svg:height="1.499cm" svg:x="3cm" svg:y="34.501cm">
          <text:p text:style-name="P2">MPU起動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2" xml:id="id9" draw:id="id9" draw:layer="layout" svg:width="4.75cm" svg:height="1.2cm" svg:x="9.5cm" svg:y="34.6cm">
          <text:p text:style-name="P2">起動させない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5" draw:layer="layout" svg:x1="6.5cm" svg:y1="4cm" svg:x2="6.75cm" svg:y2="5.501cm" draw:start-shape="id1" draw:start-glue-point="2" draw:end-shape="id2" draw:end-glue-point="4" svg:d="M6500 4000v750h250v751" svg:viewBox="0 0 251 1502">
          <text:p/>
        </draw:connector>
        <draw:connector draw:style-name="gr14" draw:text-style-name="P5" draw:layer="layout" svg:x1="6.75cm" svg:y1="6.5cm" svg:x2="6.875cm" svg:y2="7.75cm" draw:start-shape="id2" draw:start-glue-point="6" draw:end-shape="id3" svg:d="M6750 6500v625h125v625" svg:viewBox="0 0 126 1251">
          <text:p/>
        </draw:connector>
        <draw:connector draw:style-name="gr15" draw:text-style-name="P5" draw:layer="layout" svg:x1="23.375cm" svg:y1="29.25cm" svg:x2="23.375cm" svg:y2="31cm" draw:start-shape="id4" draw:start-glue-point="6" draw:end-shape="id5" draw:end-glue-point="4" svg:d="M23375 29250v1750" svg:viewBox="0 0 1 1751">
          <text:p/>
        </draw:connector>
        <draw:connector draw:style-name="gr16" draw:text-style-name="P5" draw:layer="layout" svg:x1="6.75cm" svg:y1="25.05cm" svg:x2="7.375cm" svg:y2="27.301cm" draw:start-shape="id6" draw:start-glue-point="6" draw:end-shape="id7" draw:end-glue-point="4" svg:d="M6750 25050v1126h625v1125" svg:viewBox="0 0 626 2252">
          <text:p/>
        </draw:connector>
        <draw:connector draw:style-name="gr17" draw:text-style-name="P5" draw:layer="layout" svg:x1="7.375cm" svg:y1="31.3cm" svg:x2="5.125cm" svg:y2="34.501cm" draw:start-shape="id7" draw:start-glue-point="6" draw:end-shape="id8" draw:end-glue-point="4" svg:d="M7375 31300v1600h-2250v1601" svg:viewBox="0 0 2251 3202">
          <text:p/>
        </draw:connector>
        <draw:connector draw:style-name="gr18" draw:text-style-name="P5" draw:layer="layout" svg:x1="11.75cm" svg:y1="29.301cm" svg:x2="11.875cm" svg:y2="34.6cm" draw:start-shape="id7" draw:start-glue-point="7" draw:end-shape="id9" draw:end-glue-point="4" svg:d="M11750 29301h502v3649h-377v1650" svg:viewBox="0 0 503 5300">
          <text:p/>
        </draw:connector>
        <draw:custom-shape draw:style-name="gr19" draw:text-style-name="P6" xml:id="id14" draw:id="id14" draw:layer="layout" svg:width="8.75cm" svg:height="4.25cm" svg:x="18.75cm" svg:y="17cm">
          <text:p text:style-name="P4">データ受信回数が2回以上か？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20" draw:text-style-name="P3" xml:id="id12" draw:id="id12" draw:layer="layout" svg:width="6cm" svg:height="2cm" svg:x="20.25cm" svg:y="9.75cm">
          <text:p text:style-name="P2">メインMPUからデータを受信待ち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3" xml:id="id13" draw:id="id13" draw:layer="layout" svg:width="6cm" svg:height="2cm" svg:x="20.25cm" svg:y="13.5cm">
          <text:p text:style-name="P2">データ受信回数+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3" xml:id="id16" draw:id="id16" draw:layer="layout" svg:width="7.5cm" svg:height="3.25cm" svg:x="29.5cm" svg:y="17.5cm">
          <text:p text:style-name="P2">ブルートフォース攻撃からの保護のため</text:p>
          <text:p text:style-name="P2">保護フラグを1にセット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6" xml:id="id11" draw:id="id11" draw:layer="layout" svg:width="8.75cm" svg:height="2.5cm" svg:x="18.5cm" svg:y="5.5cm">
          <text:p text:style-name="P4">保護フラグは1か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21" draw:text-style-name="P3" xml:id="id17" draw:id="id17" draw:layer="layout" svg:width="7.5cm" svg:height="3.25cm" svg:x="29.5cm" svg:y="22.75cm">
          <text:p text:style-name="P2">ソフトリセット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5" draw:layer="layout" svg:x1="22.75cm" svg:y1="4cm" svg:x2="22.875cm" svg:y2="5.5cm" draw:start-shape="id10" draw:start-glue-point="2" draw:end-shape="id11" draw:end-glue-point="4" svg:d="M22750 4000v750h125v750" svg:viewBox="0 0 126 1501">
          <text:p/>
        </draw:connector>
        <draw:connector draw:style-name="gr24" draw:text-style-name="P5" draw:layer="layout" svg:x1="22.875cm" svg:y1="8cm" svg:x2="23.25cm" svg:y2="9.75cm" draw:start-shape="id11" draw:start-glue-point="6" draw:end-shape="id12" draw:end-glue-point="4" svg:d="M22875 8000v876h375v874" svg:viewBox="0 0 376 1751">
          <text:p/>
        </draw:connector>
        <draw:connector draw:style-name="gr25" draw:text-style-name="P5" draw:layer="layout" svg:x1="23.25cm" svg:y1="11.75cm" svg:x2="23.25cm" svg:y2="13.5cm" draw:start-shape="id12" draw:start-glue-point="6" draw:end-shape="id13" draw:end-glue-point="4" svg:d="M23250 11750v1750" svg:viewBox="0 0 1 1751">
          <text:p/>
        </draw:connector>
        <draw:connector draw:style-name="gr26" draw:text-style-name="P5" draw:layer="layout" svg:x1="23.25cm" svg:y1="15.5cm" svg:x2="23.125cm" svg:y2="17cm" draw:start-shape="id13" draw:start-glue-point="6" draw:end-shape="id14" draw:end-glue-point="4" svg:d="M23250 15500v751h-125v749" svg:viewBox="0 0 126 1501">
          <text:p/>
        </draw:connector>
        <draw:connector draw:style-name="gr27" draw:text-style-name="P5" draw:layer="layout" svg:x1="23.125cm" svg:y1="21.25cm" svg:x2="23.25cm" svg:y2="22.5cm" draw:start-shape="id14" draw:start-glue-point="6" draw:end-shape="id15" draw:end-glue-point="4" svg:d="M23125 21250v626h125v624" svg:viewBox="0 0 126 1251">
          <text:p/>
        </draw:connector>
        <draw:connector draw:style-name="gr28" draw:text-style-name="P5" draw:layer="layout" svg:x1="23.25cm" svg:y1="25.25cm" svg:x2="23.375cm" svg:y2="26.5cm" draw:start-shape="id15" draw:start-glue-point="6" draw:end-shape="id4" draw:end-glue-point="4" svg:d="M23250 25250v626h125v624" svg:viewBox="0 0 126 1251">
          <text:p/>
        </draw:connector>
        <draw:connector draw:style-name="gr29" draw:text-style-name="P5" draw:layer="layout" svg:x1="27.5cm" svg:y1="19.125cm" svg:x2="29.5cm" svg:y2="19.125cm" draw:start-shape="id14" draw:start-glue-point="7" draw:end-shape="id16" draw:end-glue-point="5" svg:d="M27500 19125h2000" svg:viewBox="0 0 2001 1">
          <text:p/>
        </draw:connector>
        <draw:connector draw:style-name="gr30" draw:text-style-name="P5" draw:layer="layout" svg:x1="33.25cm" svg:y1="20.75cm" svg:x2="33.25cm" svg:y2="22.75cm" draw:start-shape="id16" draw:start-glue-point="6" draw:end-shape="id17" draw:end-glue-point="4" svg:d="M33250 20750v2000" svg:viewBox="0 0 1 2001">
          <text:p/>
        </draw:connector>
        <draw:connector draw:style-name="gr31" draw:text-style-name="P5" draw:layer="layout" draw:line-skew="0cm 13.749cm" svg:x1="33.25cm" svg:y1="26cm" svg:x2="25.5cm" svg:y2="3.126cm" draw:start-shape="id17" draw:start-glue-point="6" draw:end-shape="id10" draw:end-glue-point="7" svg:d="M33250 26000v502h8000v-23376h-15750" svg:viewBox="0 0 15751 23377">
          <text:p/>
        </draw:connector>
        <draw:connector draw:style-name="gr32" draw:text-style-name="P5" draw:layer="layout" svg:x1="6.875cm" svg:y1="10cm" svg:x2="20.25cm" svg:y2="10.75cm" draw:start-shape="id3" draw:start-glue-point="6" draw:end-shape="id12" draw:end-glue-point="5" svg:d="M6875 10000v750h13375" svg:viewBox="0 0 13376 751">
          <text:p/>
        </draw:connector>
        <draw:custom-shape draw:style-name="gr33" draw:text-style-name="P4" xml:id="id18" draw:id="id18" draw:layer="layout" svg:width="8.75cm" svg:height="3.999cm" svg:x="2.75cm" svg:y="15.251cm">
          <text:p text:style-name="P4">セキュリティチップから受信待ち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34" draw:text-style-name="P5" draw:layer="layout" svg:x1="7.125cm" svg:y1="19.25cm" svg:x2="11.5cm" svg:y2="17.251cm" draw:start-shape="id18" draw:start-glue-point="6" draw:end-shape="id18" draw:end-glue-point="7" svg:d="M7125 19250v501h4877v-2500h-502" svg:viewBox="0 0 4878 2501">
          <text:p/>
        </draw:connector>
        <draw:connector draw:style-name="gr35" draw:text-style-name="P5" draw:layer="layout" svg:x1="7.125cm" svg:y1="19.25cm" svg:x2="6.75cm" svg:y2="22.05cm" draw:start-shape="id18" draw:start-glue-point="6" draw:end-shape="id6" draw:end-glue-point="4" svg:d="M7125 19250v1400h-375v1400" svg:viewBox="0 0 376 2801">
          <text:p/>
        </draw:connector>
        <draw:connector draw:style-name="gr36" draw:text-style-name="P5" draw:layer="layout" svg:x1="23.375cm" svg:y1="33.25cm" svg:x2="7.125cm" svg:y2="15.251cm" draw:start-shape="id5" draw:start-glue-point="6" draw:end-shape="id18" draw:end-glue-point="4" svg:d="M23375 33250v502h-7499v-19003h-8751v502" svg:viewBox="0 0 16251 19004">
          <text:p/>
        </draw:connector>
        <draw:connector draw:style-name="gr37" draw:text-style-name="P5" draw:layer="layout" svg:x1="6.875cm" svg:y1="10cm" svg:x2="7.125cm" svg:y2="15.251cm" draw:start-shape="id3" draw:start-glue-point="6" draw:end-shape="id18" draw:end-glue-point="4" svg:d="M6875 10000v2626h250v2625" svg:viewBox="0 0 251 5252">
          <text:p/>
        </draw:connector>
        <draw:custom-shape draw:style-name="gr38" draw:text-style-name="P6" xml:id="id19" draw:id="id19" draw:layer="layout" svg:width="12cm" svg:height="6.973cm" draw:transform="skewX (-0.00436332312998582) rotate (-0.0043633231299858) translate (27.75cm 7.75cm)">
          <text:p text:style-name="P4">ブルートフォース攻撃からの保護のため</text:p>
          <text:p text:style-name="P4">”二度と”</text:p>
          <text:p text:style-name="P4">起動しない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39" draw:text-style-name="P5" draw:layer="layout" svg:x1="27.25cm" svg:y1="6.75cm" svg:x2="33.753cm" svg:y2="7.771cm" draw:start-shape="id11" draw:start-glue-point="7" draw:end-shape="id19" draw:end-glue-point="4" svg:d="M27250 6750h6503v1021" svg:viewBox="0 0 6504 1022">
          <text:p/>
        </draw:connector>
        <draw:connector draw:style-name="gr40" draw:text-style-name="P5" draw:layer="layout" svg:x1="33.753cm" svg:y1="14.745cm" svg:x2="39.75cm" svg:y2="11.284cm" draw:start-shape="id19" draw:start-glue-point="6" draw:end-shape="id19" draw:end-glue-point="7" svg:d="M33753 14745v505h6499v-3966h-502" svg:viewBox="0 0 6500 396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線の終点_20_10" draw:display-name="線の終点 10" svg:viewBox="0 0 20 20" svg:d="M0 20l10-20 10 20z"/>
    <draw:marker draw:name="線の終点_20_11" draw:display-name="線の終点 11" svg:viewBox="0 0 20 20" svg:d="M0 20l10-20 10 20z"/>
    <draw:marker draw:name="線の終点_20_12" draw:display-name="線の終点 12" svg:viewBox="0 0 20 20" svg:d="M0 20l10-20 10 20z"/>
    <draw:marker draw:name="線の終点_20_13" draw:display-name="線の終点 13" svg:viewBox="0 0 20 20" svg:d="M0 20l10-20 10 20z"/>
    <draw:marker draw:name="線の終点_20_14" draw:display-name="線の終点 14" svg:viewBox="0 0 20 20" svg:d="M0 20l10-20 10 20z"/>
    <draw:marker draw:name="線の終点_20_15" draw:display-name="線の終点 15" svg:viewBox="0 0 20 20" svg:d="M0 20l10-20 10 20z"/>
    <draw:marker draw:name="線の終点_20_16" draw:display-name="線の終点 16" svg:viewBox="0 0 20 20" svg:d="M0 20l10-20 10 20z"/>
    <draw:marker draw:name="線の終点_20_17" draw:display-name="線の終点 17" svg:viewBox="0 0 20 20" svg:d="M0 20l10-20 10 20z"/>
    <draw:marker draw:name="線の終点_20_18" draw:display-name="線の終点 18" svg:viewBox="0 0 20 20" svg:d="M0 20l10-20 10 20z"/>
    <draw:marker draw:name="線の終点_20_19" draw:display-name="線の終点 19" svg:viewBox="0 0 20 20" svg:d="M0 20l10-20 10 20z"/>
    <draw:marker draw:name="線の終点_20_20" draw:display-name="線の終点 20" svg:viewBox="0 0 20 20" svg:d="M0 20l10-20 10 20z"/>
    <draw:marker draw:name="線の終点_20_21" draw:display-name="線の終点 21" svg:viewBox="0 0 20 20" svg:d="M0 20l10-20 10 20z"/>
    <draw:marker draw:name="線の終点_20_22" draw:display-name="線の終点 22" svg:viewBox="0 0 20 20" svg:d="M0 20l10-20 10 20z"/>
    <draw:marker draw:name="線の終点_20_23" draw:display-name="線の終点 23" svg:viewBox="0 0 20 20" svg:d="M0 20l10-20 10 20z"/>
    <draw:marker draw:name="線の終点_20_24" draw:display-name="線の終点 24" svg:viewBox="0 0 20 20" svg:d="M0 20l10-20 10 20z"/>
    <draw:marker draw:name="線の終点_20_26" draw:display-name="線の終点 26" svg:viewBox="0 0 20 20" svg:d="M0 20l10-20 10 20z"/>
    <draw:marker draw:name="線の終点_20_28" draw:display-name="線の終点 28" svg:viewBox="0 0 20 20" svg:d="M0 20l10-20 10 20z"/>
    <draw:marker draw:name="線の終点_20_29" draw:display-name="線の終点 29" svg:viewBox="0 0 20 20" svg:d="M0 20l10-20 10 20z"/>
    <draw:marker draw:name="線の終点_20_3" draw:display-name="線の終点 3" svg:viewBox="0 0 20 20" svg:d="M0 20l10-20 10 20z"/>
    <draw:marker draw:name="線の終点_20_30" draw:display-name="線の終点 30" svg:viewBox="0 0 20 20" svg:d="M0 20l10-20 10 20z"/>
    <draw:marker draw:name="線の終点_20_31" draw:display-name="線の終点 31" svg:viewBox="0 0 20 20" svg:d="M0 20l10-20 10 20z"/>
    <draw:marker draw:name="線の終点_20_4" draw:display-name="線の終点 4" svg:viewBox="0 0 20 20" svg:d="M0 20l10-20 10 20z"/>
    <draw:marker draw:name="線の終点_20_6" draw:display-name="線の終点 6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23:17:46.380229588</meta:creation-date>
    <dc:date>2025-04-01T00:22:04.243903615</dc:date>
    <meta:editing-duration>PT10M56S</meta:editing-duration>
    <meta:editing-cycles>1</meta:editing-cycles>
    <meta:document-statistic meta:object-count="42"/>
    <meta:generator>LibreOffice/24.2.7.2$Linux_X86_64 LibreOffice_project/420$Build-2</meta:generator>
  </office:meta>
</office:document-meta>
</file>